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mport { Component,Input } from '@angular/core';</text:p>
      <text:p text:style-name="Standard">import{ FormGroup,FormBuilder} from '@angular/forms';</text:p>
      <text:p text:style-name="Standard"/>
      <text:p text:style-name="Standard">@Component({</text:p>
      <text:p text:style-name="Standard"><text:s text:c="2"/>selector:'box',</text:p>
      <text:p text:style-name="Standard"><text:s text:c="2"/>template: `</text:p>
      <text:p text:style-name="Standard"><text:s text:c="5"/>&lt;div [formGroup]="dynamicForm"&gt;</text:p>
      <text:p text:style-name="Standard"><text:s text:c="7"/>&lt;div *ngFor="let data of __datas"&gt;</text:p>
      <text:p text:style-name="Standard"><text:s text:c="9"/>&lt;div *ngIf="data.inputType=='text'"&gt;</text:p>
      <text:p text:style-name="Standard"><text:s text:c="11"/>&lt;label&gt;{{data.label}}&lt;/label&gt; &lt;br&gt;</text:p>
      <text:p text:style-name="Standard"><text:s text:c="11"/>&lt;input type="text" formControlName="{{data.uid}}" /&gt;</text:p>
      <text:p text:style-name="Standard"><text:s text:c="9"/>&lt;/div&gt;</text:p>
      <text:p text:style-name="Standard"><text:s text:c="9"/>&lt;div *ngIf="data.inputType=='password'"&gt;</text:p>
      <text:p text:style-name="Standard"><text:s text:c="11"/>&lt;label&gt;{{data.label}}&lt;/label&gt; &lt;br&gt;</text:p>
      <text:p text:style-name="Standard"><text:s text:c="11"/>&lt;input type="password" formControlName="{{data.uid}}" /&gt;</text:p>
      <text:p text:style-name="Standard"><text:s text:c="9"/>&lt;/div&gt;</text:p>
      <text:p text:style-name="Standard"><text:s text:c="7"/>&lt;/div&gt;</text:p>
      <text:p text:style-name="Standard"><text:s text:c="7"/>&lt;button (click)="send()"&gt;Submit&lt;/button&gt;</text:p>
      <text:p text:style-name="Standard"><text:s text:c="5"/>&lt;/div&gt;</text:p>
      <text:p text:style-name="Standard"><text:s text:c="2"/>`</text:p>
      <text:p text:style-name="Standard">})</text:p>
      <text:p text:style-name="Standard"/>
      <text:p text:style-name="Standard">export class DynamicForm{</text:p>
      <text:p text:style-name="Standard"><text:s text:c="3"/>@Input('datas') __datas:any;</text:p>
      <text:p text:style-name="Standard"><text:s text:c="3"/>public dynamicForm:any;</text:p>
      <text:p text:style-name="Standard"><text:s text:c="3"/>constructor(public fb:FormBuilder){</text:p>
      <text:p text:style-name="Standard"/>
      <text:p text:style-name="Standard"><text:s text:c="3"/>}</text:p>
      <text:p text:style-name="Standard"><text:s text:c="3"/>ngOnInit(){</text:p>
      <text:p text:style-name="Standard"><text:s text:c="5"/>this.loadForm();</text:p>
      <text:p text:style-name="Standard"><text:s text:c="3"/>}</text:p>
      <text:p text:style-name="Standard"><text:s text:c="3"/>loadForm(){</text:p>
      <text:p text:style-name="Standard"><text:s text:c="5"/>let controlObj:any = [];</text:p>
      <text:p text:style-name="Standard"><text:s text:c="5"/>(this.__datas).forEach( (data)=&gt;{</text:p>
      <text:p text:style-name="Standard"><text:s text:c="7"/>controlObj[data.uid] = [data.value,data.validations];</text:p>
      <text:p text:style-name="Standard"><text:s text:c="5"/>} );</text:p>
      <text:p text:style-name="Standard"><text:s text:c="5"/>this.dynamicForm = this.fb.group( controlObj );</text:p>
      <text:p text:style-name="Standard"><text:s text:c="3"/>}</text:p>
      <text:p text:style-name="Standard"><text:s text:c="3"/>send(){</text:p>
      <text:p text:style-name="Standard"><text:s text:c="5"/>if(this.dynamicForm.valid){</text:p>
      <text:p text:style-name="Standard"><text:s text:c="7"/>console.log('Form Valid',this.dynamicForm.value);</text:p>
      <text:p text:style-name="Standard"><text:s text:c="5"/>}else{</text:p>
      <text:p text:style-name="Standard"><text:s text:c="7"/>console.log('Form Invalid...');</text:p>
      <text:p text:style-name="Standard"><text:s text:c="5"/>}</text:p>
      <text:p text:style-name="Standard"><text:s text:c="3"/>}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8-02-06T09:25:00Z</meta:creation-date>
    <dc:date>2018-02-06T09:26:00Z</dc:date>
    <meta:template xlink:href="Normal" xlink:type="simple"/>
    <meta:editing-cycles>4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81" meta:character-count="1211" meta:row-count="8" meta:non-whitespace-character-count="1032"/>
  </office:meta>
</office:document-meta>
</file>